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82.51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font-name-asian="Noto Sans CJK SC Regular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Lohit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3" style:family="text">
      <style:text-properties style:language-complex="hi" style:country-complex="IN" style:font-name-asian="Noto Sans CJK SC Regular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text-overline-style="none" style:text-overline-color="font-color" fo:font-size="9pt" style:font-size-asian="9pt" style:font-size-complex="9pt"/>
    </style:style>
    <style:style style:name="T4" style:family="text">
      <style:text-properties style:language-complex="hi" style:country-complex="IN" style:font-name-asian="Noto Sans CJK SC Regular" fo:language="es" fo:country="ES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style:font-name-complex="Lohit Devanagari" style:font-relief="none" style:text-emphasize="none" style:font-style-complex="normal" style:font-style-asian="normal" style:text-overline-style="none" style:text-overline-color="font-color" fo:font-size="9pt" style:font-size-asian="9pt" style:font-size-complex="9pt"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odelo relacional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ROLE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ol 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mbre del role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USER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mbre del usuario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pellido del usuario</text:p>
          </table:table-cell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podo del usuario debe ser unico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rreo electronico del usuario debe ser unico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ol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ROLE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CATEGORY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USER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POSTBLOG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USER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POSTBLOG_CATEGORY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ostblog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POSTBLOG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ogor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CATEGOTY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Comment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ostblog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POSTBLOG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USER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style-name="ce7"/>
          <table:table-cell table:number-columns-repeated="6"/>
        </table:table-row>
        <table:table-row table:style-name="ro3">
          <table:table-cell table:style-name="ce2" office:value-type="string" calcext:value-type="string">
            <text:p>RESPONSE_COMMENT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mme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comment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USER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  <table:table-row table:style-name="ro2">
          <table:table-cell table:number-columns-repeated="7"/>
        </table:table-row>
        <table:table-row table:style-name="ro5">
          <table:table-cell table:style-name="ce2" office:value-type="string" calcext:value-type="string">
            <text:p><text:span text:style-name="T1">RESPONSE_</text:span>RESPONSE_COMMENT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utoincremental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sponse_comme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<text:span text:style-name="T2">FK</text:span><text:span text:style-name="T3"> </text:span><text:span text:style-name="T4">RESPONSE_RESPONSE_COMMENT</text:span>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 USER(i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now(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ción de tabla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actualización de la tab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2:35:42.7388581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31:18.842854563</meta:creation-date>
    <dc:date>2019-01-23T12:46:52.963806830</dc:date>
    <meta:editing-duration>PT23M53S</meta:editing-duration>
    <meta:editing-cycles>3</meta:editing-cycles>
    <meta:generator>LibreOffice/6.0.7.3$Linux_X86_64 LibreOffice_project/00m0$Build-3</meta:generator>
    <meta:document-statistic meta:table-count="1" meta:cell-count="267" meta:object-count="0"/>
  </office:meta>
</office:document-meta>
</file>